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title">
      <style:graphic-properties fo:min-height="3.256cm"/>
    </style:style>
    <style:style style:name="pr8" style:family="presentation" style:parent-style-name="Blue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des Neurais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<text:span text:style-name="T1">Reconhecimento ótico de caracteres</text:span></text:p>
            <text:p text:style-name="P1"/>
            <text:p text:style-name="P1"/>
            <text:p text:style-name="P1"/>
            <text:p text:style-name="P1"/>
            <text:p text:style-name="P2">Flávio Heleno Batista – 5890027</text:p>
            <text:p text:style-name="P2">Vitor Manha Utino – 589033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301cm" svg:y="0cm" presentation:class="title">
          <draw:text-box>
            <text:p text:style-name="P3">Redes Neurais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Projeto</text:p>
              </text:list-item>
              <text:list-item>
                <text:p text:style-name="P3">OCR</text:p>
              </text:list-item>
              <text:list-item>
                <text:p text:style-name="P3">Segmentação</text:p>
              </text:list-item>
              <text:list-item>
                <text:p text:style-name="P3">Propostas</text:p>
              </text:list-item>
              <text:list-item>
                <text:p text:style-name="P3">Solução</text:p>
              </text:list-item>
              <text:list-item>
                <text:p text:style-name="P3">Problemas</text:p>
              </text:list-item>
              <text:list-item>
                <text:p text:style-name="P3">Resultados</text:p>
              </text:list-item>
              <text:list-item>
                <text:p text:style-name="P3">Referênc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rojeto</text:p>
          </draw:text-box>
        </draw:frame>
        <draw:frame presentation:style-name="pr2" draw:layer="layout" svg:width="25.199cm" svg:height="13.609cm" svg:x="1.4cm" svg:y="5.039cm" presentation:class="subtitle">
          <draw:text-box>
            <text:p>O projeto consiste em implementar uma solução de reconhecimento de textos em imagem.</text:p>
            <text:p>No mercado existem diversas soluções desse tipo e a proposta do projeto é a prova de conceito de que esse tipo de aplicação possui bons resultados usando redes MLP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Projeto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s etapas do projeto são as seguintes:</text:p>
            <text:list text:style-name="L3">
              <text:list-item>
                <text:p text:style-name="P5">Uma imagem é fornecida como entrada</text:p>
              </text:list-item>
              <text:list-item>
                <text:p text:style-name="P5">A entrada é segmentada e os objetos de interesse são extraídos</text:p>
              </text:list-item>
              <text:list-item>
                <text:p text:style-name="P5">Cada objeto extraído passa pela rede neural</text:p>
              </text:list-item>
              <text:list-item>
                <text:p text:style-name="P5">A saída da rede neural, para cada objeto, é impres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OCR</text:p>
          </draw:text-box>
        </draw:frame>
        <draw:frame presentation:style-name="pr2" draw:layer="layout" svg:width="25.199cm" svg:height="13.609cm" svg:x="1.4cm" svg:y="5.039cm" presentation:class="subtitle">
          <draw:text-box>
            <text:p>OCR é um acrônimo para o inglês Optical Character Recognition, uma tecnologia para reconhecer caracteres a partir de um arquivo de imagem, ou mapa de bits.</text:p>
            <text:p>Através do OCR é possível digitalizar uma folha de texto impresso e obter um arquivo de texto editável.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Segmentação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Em visão computacional, segmentação se refere ao processo de dividir uma imagem digital em múltiplas regiões (conjunto de pixels) ou objetos, com o objetivo de simplificar e/ou mudar a representação de uma imagem para facilitar a sua análise.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roposta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4 redes</text:p>
                <text:list>
                  <text:list-item>
                    <text:p>Uma rede inicial classifica o caractere entre letra maiúscula, minúscula ou número</text:p>
                  </text:list-item>
                  <text:list-item>
                    <text:p>Uma rede responsável por cada tipo de caractere</text:p>
                  </text:list-item>
                </text:list>
              </text:list-item>
              <text:list-item>
                <text:p>1 rede</text:p>
                <text:list>
                  <text:list-item>
                    <text:p>A rede é responsável por classificar o caractere entre número ou letra maiúscula/minúscu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Solução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solução adotada, usa uma única rede responsável por classificar o caractere entre letra maiúscula, minúscula ou número.</text:p>
            <text:p>O motivo dessa escolha se dá pelo número de elementos para letras ser muito maior ao de números, o que torna a rede que classifica entre os tipos de caractere, tendenciosa.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Solução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Rede MLP com 3 camadas</text:p>
                <text:list>
                  <text:list-item>
                    <text:p>Entrada: 100 elementos</text:p>
                  </text:list-item>
                  <text:list-item>
                    <text:p>Camada interna: 70 elementos</text:p>
                  </text:list-item>
                  <text:list-item>
                    <text:p>Saída: 62 elementos</text:p>
                  </text:list-item>
                </text:list>
              </text:list-item>
              <text:list-item>
                <text:p>Cada caractere extraído é centralizado em um bloco de 10x10 pix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roblema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Número discrepante de elementos de cada conjunto (26 letras x 10 números)</text:p>
              </text:list-item>
              <text:list-item>
                <text:p>Segmentação de caracteres muito próximos</text:p>
              </text:list-item>
              <text:list-item>
                <text:p>Diferença de tamanho entre caracteres de uma mesma fo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Resultados</text:p>
          </draw:text-box>
        </draw:frame>
        <draw:frame presentation:style-name="pr8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Caso 1</text:p>
                <text:list>
                  <text:list-item>
                    <text:p>Entrada: base.png</text:p>
                  </text:list-item>
                  <text:list-item>
                    <text:p>Saída: 100% de acerto</text:p>
                  </text:list-item>
                </text:list>
              </text:list-item>
              <text:list-item>
                <text:p>Caso 2</text:p>
                <text:list>
                  <text:list-item>
                    <text:p>Entrada: testando.png</text:p>
                  </text:list-item>
                  <text:list-item>
                    <text:p>Saída: 79% de acerto</text:p>
                  </text:list-item>
                </text:list>
              </text:list-item>
              <text:list-item>
                <text:p>Caso 3</text:p>
                <text:list>
                  <text:list-item>
                    <text:p>Entrada: texto.png</text:p>
                  </text:list-item>
                  <text:list-item>
                    <text:p>Saída: 100% de acer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ferência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Reconhecimento ótico de caracteres – Wikipédia</text:p>
              </text:list-item>
              <text:list-item>
                <text:p>Segmentação (processamento de imagem) – Wikipé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11-22T10:54:40</meta:creation-date>
    <dc:language>fi-FI</dc:language>
    <meta:editing-cycles>11</meta:editing-cycles>
    <meta:editing-duration>PT00H39M14S</meta:editing-duration>
    <meta:initial-creator>Flávio Heleno</meta:initial-creator>
    <dc:date>2010-11-22T13:26:30</dc:date>
    <dc:creator>Flávio Heleno</dc:creator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